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EmbeddedDatabase/settings.xml" manifest:media-type="text/xml"/>
  <manifest:file-entry manifest:full-path="EmbeddedDatabase/content.xml" manifest:media-type="text/xml"/>
  <manifest:file-entry manifest:full-path="EmbeddedDatabase/" manifest:version="1.2" manifest:media-type="application/vnd.oasis.opendocument.base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7.2in" fo:margin-left="-0.625in" table:align="left" style:writing-mode="lr-tb"/>
    </style:style>
    <style:style style:name="Table1.A" style:family="table-column">
      <style:table-column-properties style:column-width="3.875in"/>
    </style:style>
    <style:style style:name="Table1.B" style:family="table-column">
      <style:table-column-properties style:column-width="3.325in"/>
    </style:style>
    <style:style style:name="Table1.1" style:family="table-row">
      <style:table-row-properties style:row-height="0.3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1.2" style:family="table-row">
      <style:table-row-properties style:min-row-height="0.2in" fo:keep-together="auto"/>
    </style:style>
    <style:style style:name="Table1.B2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2" style:family="table">
      <style:table-properties style:width="6.15in" fo:margin-left="-0.075in" table:align="left" style:writing-mode="lr-tb"/>
    </style:style>
    <style:style style:name="Table2.A" style:family="table-column">
      <style:table-column-properties style:column-width="3.07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2.B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none" style:writing-mode="lr-tb"/>
    </style:style>
    <style:style style:name="Table2.A2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2.B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none" style:writing-mode="lr-tb"/>
    </style:style>
    <style:style style:name="P1" style:family="paragraph" style:parent-style-name="Standard">
      <style:paragraph-properties style:snap-to-layout-grid="false"/>
      <style:text-properties fo:font-weight="bold" style:font-weight-asian="bold"/>
    </style:style>
    <style:style style:name="P2" style:family="paragraph" style:parent-style-name="Standard">
      <style:paragraph-properties fo:text-align="end" style:justify-single-word="false" style:snap-to-layout-grid="false"/>
      <style:text-properties fo:font-weight="bold" style:font-weight-asian="bold"/>
    </style:style>
    <style:style style:name="P3" style:family="paragraph" style:parent-style-name="Standard">
      <style:paragraph-properties style:snap-to-layout-grid="false"/>
    </style:style>
    <style:style style:name="P4" style:family="paragraph" style:parent-style-name="Standard">
      <style:paragraph-properties style:snap-to-layout-grid="false">
        <style:tab-stops>
          <style:tab-stop style:position="5.75in"/>
        </style:tab-stops>
      </style:paragraph-properties>
    </style:style>
    <style:style style:name="P5" style:family="paragraph" style:parent-style-name="Standard">
      <style:text-properties fo:font-size="16pt" style:font-size-asian="16pt" style:font-size-complex="16pt"/>
    </style:style>
    <style:style style:name="P6" style:family="paragraph" style:parent-style-name="Standard">
      <style:text-properties fo:language="fr" fo:country="FR"/>
    </style:style>
    <style:style style:name="P7" style:family="paragraph" style:parent-style-name="Standard">
      <style:paragraph-properties>
        <style:tab-stops>
          <style:tab-stop style:position="0.6283in"/>
        </style:tab-stops>
      </style:paragraph-properties>
    </style:style>
    <style:style style:name="P8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/>
    </style:style>
    <style:style style:name="P9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10" style:family="paragraph" style:parent-style-name="Footer">
      <style:paragraph-properties style:snap-to-layout-grid="false"/>
    </style:style>
    <style:style style:name="P11" style:family="paragraph" style:parent-style-name="Footer">
      <style:paragraph-properties style:snap-to-layout-grid="false"/>
      <style:text-properties fo:font-size="10pt" fo:font-weight="bold" style:font-size-asian="10pt" style:font-weight-asian="bold" style:font-size-complex="10pt" style:font-weight-complex="bold"/>
    </style:style>
    <style:style style:name="P12" style:family="paragraph" style:parent-style-name="Footer">
      <style:paragraph-properties style:snap-to-layout-grid="false"/>
      <style:text-properties fo:font-size="10pt" fo:font-weight="bold" style:font-size-asian="10pt" style:font-weight-asian="bold" style:font-size-complex="10pt"/>
    </style:style>
    <style:style style:name="P13" style:family="paragraph" style:parent-style-name="Footer">
      <style:paragraph-properties style:snap-to-layout-grid="false"/>
      <style:text-properties fo:font-size="10pt" style:font-size-asian="10pt" style:font-size-complex="10pt"/>
    </style:style>
    <style:style style:name="P14" style:family="paragraph" style:parent-style-name="Footer">
      <style:paragraph-properties style:snap-to-layout-grid="false"/>
      <style:text-properties fo:font-size="10pt" fo:font-style="italic" fo:font-weight="bold" style:font-size-asian="10pt" style:font-style-asian="italic" style:font-weight-asian="bold" style:font-size-complex="10pt"/>
    </style:style>
    <style:style style:name="P15" style:family="paragraph" style:parent-style-name="Footer">
      <style:paragraph-properties style:snap-to-layout-grid="false"/>
      <style:text-properties fo:font-weight="bold" style:font-weight-asian="bold"/>
    </style:style>
    <style:style style:name="P16" style:family="paragraph" style:parent-style-name="Heading">
      <style:paragraph-properties style:snap-to-layout-grid="false"/>
      <style:text-properties fo:font-size="10pt" style:font-size-asian="10pt" style:font-size-complex="10pt"/>
    </style:style>
    <style:style style:name="P17" style:family="paragraph" style:parent-style-name="Heading">
      <style:paragraph-properties style:snap-to-layout-grid="false"/>
      <style:text-properties fo:font-size="10pt" fo:font-weight="bold" style:font-size-asian="10pt" style:font-weight-asian="bold" style:font-size-complex="10pt"/>
    </style:style>
    <style:style style:name="P18" style:family="paragraph" style:parent-style-name="Heading">
      <style:paragraph-properties style:snap-to-layout-grid="false"/>
      <style:text-properties fo:font-weight="bold" style:font-weight-asian="bold"/>
    </style:style>
    <style:style style:name="P19" style:family="paragraph" style:parent-style-name="Standard">
      <style:paragraph-properties fo:text-align="center" style:justify-single-word="false" style:snap-to-layout-grid="false"/>
      <style:text-properties fo:font-size="10pt" fo:font-weight="bold" officeooo:rsid="001f1bde" officeooo:paragraph-rsid="001f1bde" style:font-size-asian="10pt" style:font-weight-asian="bold" style:font-size-complex="10pt"/>
    </style:style>
    <style:style style:name="P20" style:family="paragraph" style:parent-style-name="Standard">
      <style:paragraph-properties fo:text-align="center" style:justify-single-word="false" style:snap-to-layout-grid="false"/>
      <style:text-properties fo:font-size="10pt" officeooo:rsid="001f1bde" officeooo:paragraph-rsid="001f1bde" style:font-size-asian="10pt" style:font-size-complex="10pt"/>
    </style:style>
    <style:style style:name="P21" style:family="paragraph" style:parent-style-name="Standard" style:master-page-name="Standard">
      <style:paragraph-properties style:page-number="auto"/>
    </style:style>
    <style:style style:name="T1" style:family="text">
      <style:text-properties fo:font-size="10pt" fo:font-weight="bold" style:font-size-asian="10pt" style:font-weight-asian="bold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4pt" fo:font-weight="bold" style:font-size-asian="14pt" style:font-weight-asian="bold" style:font-size-complex="14pt"/>
    </style:style>
    <style:style style:name="T6" style:family="text">
      <style:text-properties fo:language="fr" fo:country="FR"/>
    </style:style>
    <style:style style:name="T7" style:family="text">
      <style:text-properties officeooo:rsid="001125cb"/>
    </style:style>
    <style:style style:name="T8" style:family="text">
      <style:text-properties officeooo:rsid="001a8561"/>
    </style:style>
    <style:style style:name="T9" style:family="text">
      <style:text-properties officeooo:rsid="001e303d"/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text:span text:style-name="T5"><text:database-display text:table-name="2021_FeeLetters" text:table-type="table" text:column-name=" First" text:database-name="EmbeddedDatabase">&lt; First&gt;</text:database-display></text:span><text:span text:style-name="T5"><text:s/></text:span><text:span text:style-name="T5"><text:database-display text:table-name="2021_FeeLetters" text:table-type="table" text:column-name=" Last" text:database-name="EmbeddedDatabase">&lt; Last&gt;</text:database-display></text:span></text:p>
          </table:table-cell>
          <table:table-cell table:style-name="Table1.A1" office:value-type="string">
            <text:p text:style-name="P2"><text:date style:data-style-name="N76" text:date-value="2023-11-12T20:12:00.060467300">November 12, 2023</text:date></text:p>
          </table:table-cell>
        </table:table-row>
        <table:table-row table:style-name="Table1.2">
          <table:table-cell table:style-name="Table1.A1" office:value-type="string">
            <text:p text:style-name="P1"><text:database-display text:table-name="2021_FeeLetters" text:table-type="table" text:column-name=" Owner_Add" text:database-name="EmbeddedDatabase">&lt; Owner_Add&gt;</text:database-display></text:p>
          </table:table-cell>
          <table:table-cell table:style-name="Table1.B2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><text:span text:style-name="T3"><text:database-display text:table-name="2021_FeeLetters" text:table-type="table" text:column-name=" Owner_City" text:database-name="EmbeddedDatabase">&lt; Owner_City&gt;</text:database-display></text:span><text:span text:style-name="T3">, </text:span><text:span text:style-name="T3"><text:database-display text:table-name="2021_FeeLetters" text:table-type="table" text:column-name=" O_St" text:database-name="EmbeddedDatabase">&lt; O_St&gt;</text:database-display></text:span><text:span text:style-name="T3">. </text:span><text:span text:style-name="T3"><text:database-display text:table-name="2021_FeeLetters" text:table-type="table" text:column-name=" O_Zip" text:database-name="EmbeddedDatabase">&lt; O_Zip&gt;</text:database-display></text:span></text:p>
          </table:table-cell>
          <table:table-cell table:style-name="Table1.B2" office:value-type="string">
            <text:p text:style-name="P3"/>
          </table:table-cell>
        </table:table-row>
      </table:table>
      <text:p text:style-name="P5"/>
      <text:p text:style-name="Standard">Dear<text:span text:style-name="T6"> </text:span><text:span text:style-name="T6"><text:database-display text:table-name="2021_FeeLetters" text:table-type="table" text:column-name=" First" text:database-name="EmbeddedDatabase">&lt; First&gt;</text:database-display></text:span><text:span text:style-name="T6"><text:s/></text:span><text:span text:style-name="T6"><text:database-display text:table-name="2021_FeeLetters" text:table-type="table" text:column-name=" Last" text:database-name="EmbeddedDatabase">&lt; Last&gt;</text:database-display></text:span>,</text:p>
      <text:p text:style-name="P6"/>
      <text:p text:style-name="Standard">This year’s annual Association Assessment Fee for <text:database-display text:table-name="2021_FeeLetters" text:table-type="table" text:column-name=" Lot_Add" text:database-name="EmbeddedDatabase">&lt; Lot_Add&gt;</text:database-display>, Regency Estates Lot # <text:database-display text:table-name="2021_FeeLetters" text:table-type="table" text:column-name="Lot" text:database-name="EmbeddedDatabase">&lt;Lot&gt;</text:database-display><text:s/>is now due. <text:s/>This fee covers the maintenance and liability insurance costs for the Regency Estates Subdivision common ground.</text:p>
      <text:p text:style-name="Standard"/>
      <text:p text:style-name="Standard">The current Association Fee is $40.00 per year. <text:s/></text:p>
      <text:p text:style-name="Standard"/>
      <text:p text:style-name="Standard">Your total amount due (including any past due amounts) is:<text:tab/> $<text:database-display text:table-name="2021_FeeLetters" text:table-type="table" text:column-name=" Due" text:database-name="EmbeddedDatabase">&lt; Due&gt;</text:database-display>.00 <text:s/></text:p>
      <text:p text:style-name="Standard"/>
      <text:p text:style-name="Standard">Please send your payment by <text:span text:style-name="T8">November</text:span> <text:span text:style-name="T9">30</text:span>, <text:span text:style-name="T7">2023</text:span>. <text:s/>Your prompt payment greatly reduces the amount of work required for record keeping.</text:p>
      <text:p text:style-name="Standard"/>
      <text:p text:style-name="Standard">Thank you,</text:p>
      <text:p text:style-name="P7">Steven Gomez</text:p>
      <text:p text:style-name="Standard"/>
      <text:p text:style-name="Standard">Regency Estates Homeowners Association</text:p>
      <text:p text:style-name="Standard"/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8">Steven Gomez</text:p>
          </table:table-cell>
          <table:table-cell table:style-name="Table2.B1" office:value-type="string">
            <text:p text:style-name="P19">Christine Eck</text:p>
          </table:table-cell>
        </table:table-row>
        <table:table-row table:style-name="Table2.1">
          <table:table-cell table:style-name="Table2.A2" office:value-type="string">
            <text:p text:style-name="P9">Association President</text:p>
          </table:table-cell>
          <table:table-cell table:style-name="Table2.B2" office:value-type="string">
            <text:p text:style-name="P20">Association Secretary</text:p>
          </table:table-cell>
        </table:table-row>
        <table:table-row table:style-name="Table2.1">
          <table:table-cell table:style-name="Table2.A2" office:value-type="string">
            <text:p text:style-name="P9">636-448-2015</text:p>
          </table:table-cell>
          <table:table-cell table:style-name="Table2.B2" office:value-type="string">
            <text:p text:style-name="P20">(314) 753-2094</text:p>
          </table:table-cell>
        </table:table-row>
      </table:table>
      <text:p text:style-name="Standard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fo:hyphenation-ladder-count="no-limit"/>
      <style:text-properties fo:hyphenate="fals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7.2in" fo:margin-left="-0.625in" table:align="left" style:writing-mode="lr-tb"/>
    </style:style>
    <style:style style:name="Table4.A" style:family="table-column">
      <style:table-column-properties style:column-width="7.2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" style:family="table">
      <style:table-properties style:width="7.5in" table:align="center" style:writing-mode="lr-tb"/>
    </style:style>
    <style:style style:name="Table3.A" style:family="table-column">
      <style:table-column-properties style:column-width="2.875in"/>
    </style:style>
    <style:style style:name="Table3.B" style:family="table-column">
      <style:table-column-properties style:column-width="1.375in"/>
    </style:style>
    <style:style style:name="Table3.C" style:family="table-column">
      <style:table-column-properties style:column-width="3.25in"/>
    </style:style>
    <style:style style:name="Table3.1" style:family="table-row">
      <style:table-row-properties style:row-height="0.1in" fo:keep-together="auto"/>
    </style:style>
    <style:style style:name="Table3.A1" style:family="table-cell">
      <style:table-cell-properties style:vertical-align="top" fo:background-color="#000000" fo:padding-left="0.075in" fo:padding-right="0.075in" fo:padding-top="0in" fo:padding-bottom="0in" fo:border="none" style:writing-mode="lr-tb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B2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C2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3" style:family="table-row">
      <style:table-row-properties style:row-height="0.2in" fo:keep-together="auto"/>
    </style:style>
    <style:style style:name="Table3.A3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B3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C3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A4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B4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C4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A5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B5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C5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A6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B6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C6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A7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B7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C7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A8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B8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C8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A9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3.B9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C9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MP1" style:family="paragraph" style:parent-style-name="Standard">
      <style:paragraph-properties style:snap-to-layout-grid="false"/>
      <style:text-properties fo:font-weight="bold" style:font-weight-asian="bold"/>
    </style:style>
    <style:style style:name="MP2" style:family="paragraph" style:parent-style-name="Standard">
      <style:paragraph-properties style:snap-to-layout-grid="false"/>
    </style:style>
    <style:style style:name="MP3" style:family="paragraph" style:parent-style-name="Standard">
      <style:paragraph-properties style:snap-to-layout-grid="false">
        <style:tab-stops>
          <style:tab-stop style:position="5.75in"/>
        </style:tab-stops>
      </style:paragraph-properties>
    </style:style>
    <style:style style:name="MP4" style:family="paragraph" style:parent-style-name="Footer">
      <style:paragraph-properties style:snap-to-layout-grid="false"/>
    </style:style>
    <style:style style:name="MP5" style:family="paragraph" style:parent-style-name="Footer">
      <style:paragraph-properties style:snap-to-layout-grid="false"/>
      <style:text-properties fo:font-size="10pt" fo:font-weight="bold" style:font-size-asian="10pt" style:font-weight-asian="bold" style:font-size-complex="10pt" style:font-weight-complex="bold"/>
    </style:style>
    <style:style style:name="MP6" style:family="paragraph" style:parent-style-name="Heading">
      <style:paragraph-properties style:snap-to-layout-grid="false"/>
      <style:text-properties fo:font-size="10pt" style:font-size-asian="10pt" style:font-size-complex="10pt"/>
    </style:style>
    <style:style style:name="MP7" style:family="paragraph" style:parent-style-name="Footer">
      <style:paragraph-properties style:snap-to-layout-grid="false"/>
      <style:text-properties fo:font-weight="bold" style:font-weight-asian="bold"/>
    </style:style>
    <style:style style:name="MP8" style:family="paragraph" style:parent-style-name="Heading">
      <style:paragraph-properties style:snap-to-layout-grid="false"/>
      <style:text-properties fo:font-weight="bold" style:font-weight-asian="bold"/>
    </style:style>
    <style:style style:name="MP9" style:family="paragraph" style:parent-style-name="Heading">
      <style:paragraph-properties style:snap-to-layout-grid="false"/>
      <style:text-properties fo:font-size="10pt" fo:font-weight="bold" style:font-size-asian="10pt" style:font-weight-asian="bold" style:font-size-complex="10pt"/>
    </style:style>
    <style:style style:name="MP10" style:family="paragraph" style:parent-style-name="Footer">
      <style:paragraph-properties style:snap-to-layout-grid="false"/>
      <style:text-properties fo:font-size="10pt" fo:font-weight="bold" style:font-size-asian="10pt" style:font-weight-asian="bold" style:font-size-complex="10pt"/>
    </style:style>
    <style:style style:name="MP11" style:family="paragraph" style:parent-style-name="Footer">
      <style:paragraph-properties style:snap-to-layout-grid="false"/>
      <style:text-properties fo:font-size="10pt" style:font-size-asian="10pt" style:font-size-complex="10pt"/>
    </style:style>
    <style:style style:name="MP12" style:family="paragraph" style:parent-style-name="Footer">
      <style:paragraph-properties style:snap-to-layout-grid="false"/>
      <style:text-properties fo:font-size="10pt" fo:font-style="italic" fo:font-weight="bold" style:font-size-asian="10pt" style:font-style-asian="italic" style:font-weight-asian="bold" style:font-size-complex="10pt"/>
    </style:style>
    <style:style style:name="MT1" style:family="text">
      <style:text-properties fo:font-size="10pt" fo:font-weight="bold" style:font-size-asian="10pt" style:font-weight-asian="bold" style:font-size-complex="10pt"/>
    </style:style>
    <style:style style:name="MT2" style:family="text">
      <style:text-properties fo:font-weight="bold" style:font-weight-asian="bold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fo:font-size="10pt" style:font-size-asian="10pt" style:font-size-complex="10pt"/>
    </style:style>
    <style:page-layout style:name="Mpm1">
      <style:page-layout-properties fo:page-width="8.5in" fo:page-height="11in" style:num-format="1" style:print-orientation="portrait" fo:margin-top="0.7in" fo:margin-bottom="0.5in" fo:margin-left="1.25in" fo:margin-right="1.25in" fo:background-color="#ffffff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6in" fo:margin-left="0in" fo:margin-right="0in" fo:margin-bottom="0.5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number:date-style style:name="N121">
      <number:year number:style="long"/>
    </number:date-style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row table:style-name="Table4.1">
            <table:table-cell table:style-name="Table4.A1" office:value-type="string">
              <text:p text:style-name="MP1">Regency Estates Homeowners Association</text:p>
            </table:table-cell>
          </table:table-row>
          <table:table-row table:style-name="Table4.1">
            <table:table-cell table:style-name="Table4.A1" office:value-type="string">
              <text:p text:style-name="MP2">Post Office Box 923</text:p>
            </table:table-cell>
          </table:table-row>
          <table:table-row table:style-name="Table4.1">
            <table:table-cell table:style-name="Table4.A1" office:value-type="string">
              <text:p text:style-name="MP3">Saint Peters, MO. 63376<text:tab/></text:p>
            </table:table-cell>
          </table:table-row>
        </table:table>
        <text:p text:style-name="Header"/>
      </style:header>
      <style:footer>
        <table:table table:name="Table3" table:style-name="Table3">
          <table:table-column table:style-name="Table3.A"/>
          <table:table-column table:style-name="Table3.B"/>
          <table:table-column table:style-name="Table3.C"/>
          <table:table-row table:style-name="Table3.1">
            <table:table-cell table:style-name="Table3.A1" office:value-type="string">
              <text:p text:style-name="MP4"/>
            </table:table-cell>
            <table:table-cell table:style-name="Table3.A1" office:value-type="string">
              <text:p text:style-name="MP4"/>
            </table:table-cell>
            <table:table-cell table:style-name="Table3.A1" office:value-type="string">
              <text:p text:style-name="MP4"/>
            </table:table-cell>
          </table:table-row>
          <table:table-row table:style-name="Table3.2">
            <table:table-cell table:style-name="Table3.A2" office:value-type="string">
              <text:p text:style-name="MP5"/>
            </table:table-cell>
            <table:table-cell table:style-name="Table3.B2" office:value-type="string">
              <text:p text:style-name="MP4"/>
            </table:table-cell>
            <table:table-cell table:style-name="Table3.C2" office:value-type="string">
              <text:p text:style-name="MP4"/>
            </table:table-cell>
          </table:table-row>
          <table:table-row table:style-name="Table3.3">
            <table:table-cell table:style-name="Table3.A3" office:value-type="string">
              <text:p text:style-name="MP4"><text:span text:style-name="MT1"><text:date style:data-style-name="N121" text:date-value="2023-11-12T20:12:00.042115962">2023</text:date></text:span><text:span text:style-name="MT1"><text:s/>Association Fee for Lot # </text:span><text:span text:style-name="MT1"><text:database-display text:table-name="2021_FeeLetters" text:table-type="table" text:column-name="Lot" text:database-name="EmbeddedDatabase">&lt;Lot&gt;</text:database-display></text:span></text:p>
            </table:table-cell>
            <table:table-cell table:style-name="Table3.B3" office:value-type="string">
              <text:p text:style-name="MP6"/>
            </table:table-cell>
            <table:table-cell table:style-name="Table3.C3" office:value-type="string">
              <text:p text:style-name="MP7">Cash payments cannot be accepted.</text:p>
            </table:table-cell>
          </table:table-row>
          <table:table-row table:style-name="Table3.3">
            <table:table-cell table:style-name="Table3.A4" office:value-type="string">
              <text:p text:style-name="MP7">Received from: </text:p>
            </table:table-cell>
            <table:table-cell table:style-name="Table3.B4" office:value-type="string">
              <text:p text:style-name="MP8"/>
            </table:table-cell>
            <table:table-cell table:style-name="Table3.C4" office:value-type="string">
              <text:p text:style-name="MP4"><text:span text:style-name="MT2">Mail $</text:span><text:span text:style-name="MT2"><text:database-display text:table-name="2021_FeeLetters" text:table-type="table" text:column-name=" Due" text:database-name="EmbeddedDatabase">&lt; Due&gt;</text:database-display></text:span>.<text:span text:style-name="MT3">00</text:span><text:span text:style-name="MT2"> payment with this stub to:</text:span></text:p>
            </table:table-cell>
          </table:table-row>
          <table:table-row table:style-name="Table3.3">
            <table:table-cell table:style-name="Table3.A5" office:value-type="string">
              <text:p text:style-name="MP4"><text:span text:style-name="MT2"><text:database-display text:table-name="2021_FeeLetters" text:table-type="table" text:column-name=" First" text:database-name="EmbeddedDatabase">&lt; First&gt;</text:database-display></text:span><text:span text:style-name="MT2"><text:s/></text:span><text:span text:style-name="MT2"><text:database-display text:table-name="2021_FeeLetters" text:table-type="table" text:column-name=" Last" text:database-name="EmbeddedDatabase">&lt; Last&gt;</text:database-display></text:span></text:p>
            </table:table-cell>
            <table:table-cell table:style-name="Table3.B5" office:value-type="string">
              <text:p text:style-name="MP9"/>
            </table:table-cell>
            <table:table-cell table:style-name="Table3.C5" office:value-type="string">
              <text:p text:style-name="MP10">Regency Estates Homeowners Association</text:p>
            </table:table-cell>
          </table:table-row>
          <table:table-row table:style-name="Table3.3">
            <table:table-cell table:style-name="Table3.A6" office:value-type="string">
              <text:p text:style-name="MP11"><text:database-display text:table-name="2021_FeeLetters" text:table-type="table" text:column-name=" Owner_Add" text:database-name="EmbeddedDatabase">&lt; Owner_Add&gt;</text:database-display></text:p>
            </table:table-cell>
            <table:table-cell table:style-name="Table3.B6" office:value-type="string">
              <text:p text:style-name="MP6"/>
            </table:table-cell>
            <table:table-cell table:style-name="Table3.C6" office:value-type="string">
              <text:p text:style-name="MP11">Post Office Box 923</text:p>
            </table:table-cell>
          </table:table-row>
          <table:table-row table:style-name="Table3.3">
            <table:table-cell table:style-name="Table3.A7" office:value-type="string">
              <text:p text:style-name="MP4"><text:span text:style-name="MT4"><text:database-display text:table-name="2021_FeeLetters" text:table-type="table" text:column-name=" Owner_City" text:database-name="EmbeddedDatabase">&lt; Owner_City&gt;</text:database-display></text:span><text:span text:style-name="MT4">, </text:span><text:span text:style-name="MT4"><text:database-display text:table-name="2021_FeeLetters" text:table-type="table" text:column-name=" O_St" text:database-name="EmbeddedDatabase">&lt; O_St&gt;</text:database-display></text:span><text:span text:style-name="MT4"><text:s/></text:span><text:span text:style-name="MT4"><text:database-display text:table-name="2021_FeeLetters" text:table-type="table" text:column-name=" O_Zip" text:database-name="EmbeddedDatabase">&lt; O_Zip&gt;</text:database-display></text:span></text:p>
            </table:table-cell>
            <table:table-cell table:style-name="Table3.B7" office:value-type="string">
              <text:p text:style-name="MP6"/>
            </table:table-cell>
            <table:table-cell table:style-name="Table3.C7" office:value-type="string">
              <text:p text:style-name="MP11">Saint Peters, MO 63376</text:p>
            </table:table-cell>
          </table:table-row>
          <table:table-row table:style-name="Table3.3">
            <table:table-cell table:style-name="Table3.A8" office:value-type="string">
              <text:p text:style-name="MP11"/>
            </table:table-cell>
            <table:table-cell table:style-name="Table3.B8" office:value-type="string">
              <text:p text:style-name="MP6"/>
            </table:table-cell>
            <table:table-cell table:style-name="Table3.C8" office:value-type="string">
              <text:p text:style-name="MP12">Your canceled check is your receipt.</text:p>
            </table:table-cell>
          </table:table-row>
          <table:table-row table:style-name="Table3.3">
            <table:table-cell table:style-name="Table3.A9" office:value-type="string">
              <text:p text:style-name="MP4"><text:span text:style-name="MT1">Email:</text:span><text:span text:style-name="MT4"> </text:span><text:span text:style-name="MT4"><text:database-display text:table-name="2021_FeeLetters" text:table-type="table" text:column-name=" email" text:database-name="EmbeddedDatabase">&lt; email&gt;</text:database-display></text:span></text:p>
            </table:table-cell>
            <table:table-cell table:style-name="Table3.B9" office:value-type="string">
              <text:p text:style-name="MP6"/>
            </table:table-cell>
            <table:table-cell table:style-name="Table3.C9" office:value-type="string">
              <text:p text:style-name="MP10">Check #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«First_1» «MI_1» «Last_1»</dc:title>
    <dc:subject/>
    <meta:keyword/>
    <dc:description/>
    <meta:initial-creator> </meta:initial-creator>
    <meta:creation-date>2014-09-03T11:48:00</meta:creation-date>
    <dc:date>2023-11-12T20:11:59.865816171</dc:date>
    <meta:print-date>2018-11-02T23:19:00</meta:print-date>
    <meta:editing-cycles>44</meta:editing-cycles>
    <meta:editing-duration>PT3H6M35S</meta:editing-duration>
    <meta:generator>LibreOffice/6.0.7.3$Linux_X86_64 LibreOffice_project/00m0$Build-3</meta:generator>
    <meta:document-statistic meta:table-count="4" meta:image-count="0" meta:object-count="0" meta:page-count="2" meta:paragraph-count="34" meta:word-count="182" meta:character-count="1122" meta:non-whitespace-character-count="965"/>
  </office:meta>
</office:document-meta>
</file>

<file path=EmbeddedDatabase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db="urn:oasis:names:tc:opendocument:xmlns:database:1.0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</office:font-face-decls>
  <office:automatic-styles/>
  <office:body>
    <office:database>
      <db:data-source>
        <db:connection-data>
          <db:database-description>
            <db:file-based-database xlink:href="../../2021_FeeLetters.csv/" db:media-type="application/vnd.oasis.opendocument.spreadsheet"/>
          </db:database-description>
          <db:login db:is-password-required="false"/>
        </db:connection-data>
        <db:driver-settings db:system-driver-settings="" db:base-dn="" db:parameter-name-substitution="false"/>
        <db:application-connection-settings db:is-table-name-length-limited="false" db:append-table-alias-name="false" db:max-row-count="100">
          <db:table-filter>
            <db:table-include-filter>
              <db:table-filter-pattern>%</db:table-filter-pattern>
            </db:table-include-filter>
          </db:table-filter>
        </db:application-connection-settings>
      </db:data-source>
      <db:table-representations>
        <db:table-representation db:name="2021_FeeLetters"/>
      </db:table-representations>
    </office:database>
  </office:body>
</office:document-content>
</file>